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ComponentContext.getWorkspace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ComponentContext.deactivateEndpoint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DeliveryChannel.ClientDeliveryChannel( AbstractComponentContext context , 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ComponentContext.ClientComponentContext( ComponentRegistryImpl component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ComponentContext.deregisterExternalEndpoint( ServiceEndpoint externa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ComponentContext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ComponentContext.activateEndpoint( QName serviceName ,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DeliveryChannel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ComponentContext.registerExternalEndpoint( ServiceEndpoint externa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DeliveryChannel.accep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ComponentContext.getInstall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